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01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14.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ff00"/>
    </style:style>
    <style:style style:name="T1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3" style:family="text">
      <style:text-properties fo:color="#ffff00" fo:font-weight="bold" style:font-weight-asian="bold" style:font-weight-complex="bold"/>
    </style:style>
    <style:style style:name="T24" style:family="text">
      <style:text-properties fo:color="#ffff00" fo:font-weight="normal" style:font-weight-asian="normal" style:font-weight-complex="normal"/>
    </style:style>
    <style:style style:name="T25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4" style:family="text">
      <style:text-properties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Default"/>
        <table:table-column table:style-name="co3" table:default-cell-style-name="ce107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53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83" office:value-type="string" calcext:value-type="string">
            <text:p>Estudo</text:p>
          </table:table-cell>
          <table:table-cell table:style-name="ce62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2 Sinônimos e antônimo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5 Classes de palavras.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9 Crase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Representações fracionária ou decimal.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Mínimo múltiplo comum (MMC)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Máximo divisor comum (MDC)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Porcentagem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Razão e proporção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Regra de três simples ou composta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Sistema de equações do 1º grau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Equações do 2º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Relação entre grandezas – tabela ou gráfico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6"/>
          <table:table-cell table:style-name="ce65" office:value-type="string" calcext:value-type="string">
            <text:p>Tratamento da informação – média aritmética simples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table-cell table:style-name="ce5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6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58"/>
          <table:table-cell table:style-name="ce66" office:value-type="string" calcext:value-type="string">
            <text:p>Anúncio remarcando provas publicado dia 30/08.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1">
          <table:covered-table-cell table:style-name="ce7"/>
          <table:table-cell table:style-name="ce67" office:value-type="string" calcext:value-type="string">
            <text:p>Estruturas lógicas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1">
          <table:covered-table-cell table:style-name="ce7"/>
          <table:table-cell table:style-name="ce67" office:value-type="string" calcext:value-type="string">
            <text:p>lógicas de argumentação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Diagramas lógic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Sequência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Operação com conjunt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8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8">: pilha, fil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102" office:value-type="string" calcext:value-type="string">
            <text:p>OK</text:p>
          </table:table-cell>
          <table:table-cell table:style-name="ce109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102" office:value-type="string" calcext:value-type="string">
            <text:p>OK</text:p>
          </table:table-cell>
          <table:table-cell table:style-name="ce110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102" office:value-type="string" calcext:value-type="string">
            <text:p>OK</text:p>
          </table:table-cell>
          <table:table-cell table:style-name="ce110"/>
          <table:table-cell table:number-columns-repeated="1020"/>
        </table:table-row>
        <table:table-row table:style-name="ro4">
          <table:covered-table-cell table:style-name="ce8"/>
          <table:table-cell table:style-name="ce69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style-name="ce102" office:value-type="string" calcext:value-type="string">
            <text:p>OK</text:p>
          </table:table-cell>
          <table:table-cell table:style-name="ce110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style-name="ce102" office:value-type="string" calcext:value-type="string">
            <text:p>OK</text:p>
          </table:table-cell>
          <table:table-cell table:style-name="ce111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Acoplamento entre módulos e coesão de módulos<text:span text:style-name="T11"> (o ideal é um sistema com Fraco Acoplamento e Alta Coesão para ter boa manutenibilidade)</text:span></text:p>
          </table:table-cell>
          <table:table-cell table:style-name="ce102" office:value-type="string" calcext:value-type="string">
            <text:p>OK</text:p>
          </table:table-cell>
          <table:table-cell table:style-name="ce111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rocedimentos e sub-rotinas </text:p>
          </table:table-cell>
          <table:table-cell table:style-name="ce102" office:value-type="string" calcext:value-type="string">
            <text:p>OK</text:p>
          </table:table-cell>
          <table:table-cell table:style-name="ce111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102" office:value-type="string" calcext:value-type="string">
            <text:p>OK</text:p>
          </table:table-cell>
          <table:table-cell table:style-name="ce112"/>
          <table:table-cell table:number-columns-repeated="1020"/>
        </table:table-row>
        <table:table-row table:style-name="ro1">
          <table:covered-table-cell table:style-name="ce8"/>
          <table:table-cell table:style-name="ce68" office:value-type="string" calcext:value-type="string">
            <text:p>Programação por eventos </text:p>
          </table:table-cell>
          <table:table-cell table:style-name="ce102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5">
          <table:covered-table-cell table:style-name="ce8"/>
          <table:table-cell table:style-name="ce68" office:value-type="string" calcext:value-type="string">
            <text:p><text:span text:style-name="T15">Programação orientada a objetos, classes, objetos, métodos, mensagens, herança, polimorfismo, sobrecarga,</text:span> interfaces e pacotes, tratamento de exceção<text:span text:style-name="T16"> (throw, try catch, finally)</text:span></text:p>
          </table:table-cell>
          <table:table-cell table:style-name="ce102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HTML </text:p>
          </table:table-cell>
          <table:table-cell table:style-name="ce102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1">
          <table:covered-table-cell table:style-name="ce8"/>
          <table:table-cell table:style-name="ce70" office:value-type="string" calcext:value-type="string">
            <text:p>XML </text:p>
          </table:table-cell>
          <table:table-cell table:style-name="ce102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DHTML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Javascript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#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PHP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SP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1">
          <table:covered-table-cell table:style-name="ce8"/>
          <table:table-cell table:style-name="ce68" office:value-type="string" calcext:value-type="string">
            <text:p>Servlets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ASP.Net </text:p>
          </table:table-cell>
          <table:table-cell table:style-name="ce102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6">
          <table:covered-table-cell table:style-name="ce8"/>
          <table:table-cell table:style-name="ce19" table:number-columns-repeated="2"/>
          <table:table-cell table:style-name="ce115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15">Modelagem UML </text:span><text:span text:style-name="T17">(diagramas </text:span><text:span text:style-name="T18">estruturais</text:span><text:span text:style-name="T19"> e </text:span><text:span text:style-name="T18">comportamentais</text:span><text:span text:style-name="T19">)</text:span><text:span text:style-name="T20"> e E-R</text:span><text:span text:style-name="T21"> (entidade forte ou fraca, cardinalidade dos relacionamentos)</text:span></text:p>
          </table:table-cell>
          <table:table-cell table:style-name="ce103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Banco de Dados: Conceitos de BD <text:span text:style-name="T16">(hierárquico, rede, relacional e OO)</text:span> e de SGBD, arquitetura de SGBD, Funções básicas de SGBD </text:p>
          </table:table-cell>
          <table:table-cell table:style-name="ce103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5">Modelagem de Dados </text:span><text:span text:style-name="T22"> (</text:span><text:span text:style-name="T17">tipos de modelos: </text:span>Modelo Conceitual<text:span text:style-name="T16">(DER)</text:span>, Modelo Lógico<text:span text:style-name="T16">(ficha da entidade)</text:span>, Modelo Físico<text:span text:style-name="T16">(identificação dos tipos/restrições)</text:span> </text:p>
          </table:table-cell>
          <table:table-cell table:style-name="ce103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15">Modelo entidade relacionamento</text:span><text:span text:style-name="T17"> (MER e sua representação gráfica: DER)</text:span></text:p>
          </table:table-cell>
          <table:table-cell table:style-name="ce103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Modelo relacional <text:span text:style-name="T16">(dados representados em </text:span><text:span text:style-name="T23">Tabelas</text:span><text:span text:style-name="T24">, [Entidade, atributo e relacionamento], </text:span><text:span text:style-name="T23">chaves primárias </text:span><text:span text:style-name="T24">e </text:span><text:span text:style-name="T23">estrangeiras)</text:span></text:p>
          </table:table-cell>
          <table:table-cell table:style-name="ce103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Restrições de integridade<text:span text:style-name="T16"> (Domínio, Referencial, Vazio, Chave ou Definida pelo Usuário)</text:span></text:p>
          </table:table-cell>
          <table:table-cell table:style-name="ce103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Normalização e dependência funcional <text:span text:style-name="T16">(reduzir a redundância de dados, criar chaves primárias)</text:span></text:p>
          </table:table-cell>
          <table:table-cell table:style-name="ce103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1">
          <table:covered-table-cell table:style-name="ce8"/>
          <table:table-cell table:style-name="ce72" office:value-type="string" calcext:value-type="string">
            <text:p><text:span text:style-name="T25">Mapeamento E-R para relacional  </text:span><text:span text:style-name="T26">[</text:span><text:span text:style-name="T27">Entidade</text:span><text:span text:style-name="T28"> </text:span><text:span text:style-name="T29">→</text:span><text:span text:style-name="T28"> </text:span><text:span text:style-name="T30">Tabela]    [</text:span><text:span text:style-name="T27">Atributos</text:span><text:span text:style-name="T28"> </text:span><text:span text:style-name="T29">→</text:span><text:span text:style-name="T28"> </text:span><text:span text:style-name="T30">Colunas/campos]    [</text:span><text:span text:style-name="T27">Relacionamento</text:span><text:span text:style-name="T31"> </text:span><text:span text:style-name="T29">→ </text:span><text:span text:style-name="T31">Cardinalidade]</text:span><text:span text:style-name="T32">   </text:span><text:span text:style-name="T33"> </text:span><text:span text:style-name="T34">[Instância</text:span><text:span text:style-name="T35"> </text:span><text:span text:style-name="T36">→</text:span><text:span text:style-name="T37"> </text:span><text:span text:style-name="T38">Linhas/registros/tuplas]</text:span></text:p>
          </table:table-cell>
          <table:table-cell table:style-name="ce104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1">
          <table:covered-table-cell table:style-name="ce8"/>
          <table:table-cell table:style-name="ce70" office:value-type="string" calcext:value-type="string">
            <text:p>Linguagem SQL: Linguagem de definição de dados (DDL), Linguagem de manipulação de dados (DML)</text:p>
          </table:table-cell>
          <table:table-cell table:style-name="ce105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onceito de transação<text:span text:style-name="T16"> (executada como tarefa única, seguindo os princípios do ACID; cláusulas Commit, Rollback, begin-end transaction)</text:span></text:p>
          </table:table-cell>
          <table:table-cell table:style-name="ce105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Integridade de dados, concorrência, recuperação, distribuição, replicação </text:p>
          </table:table-cell>
          <table:table-cell table:style-name="ce105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7">
          <table:covered-table-cell table:style-name="ce8"/>
          <table:table-cell table:style-name="ce68" office:value-type="string" calcext:value-type="string">
            <text:p><text:span text:style-name="T5">Sistemas Gerenciadores de Banco de Dados: tabelas, visões </text:span><text:span text:style-name="T17">(selects armazenados na memória cache)</text:span><text:span text:style-name="T5">, índices</text:span><text:span text:style-name="T17"> (resumo de grandes tabelas)</text:span><text:span text:style-name="T5">, sequências, sinônimos, restrições, dicionário de dados</text:span><text:span text:style-name="T17"> (documento de metadados sobre a estrutura do BD)</text:span><text:span text:style-name="T5">, restrições de integridade, constraints</text:span><text:span text:style-name="T17">(de </text:span><text:span text:style-name="T39">TIPOS, NOT NULL, UNIQUE, PK, FK, DEFAULT, CHECK</text:span><text:span text:style-name="T40">)</text:span><text:span text:style-name="T41">, tipos de dados </text:span><text:span text:style-name="T42">(</text:span><text:span text:style-name="T43">int</text:span><text:span text:style-name="T40">, </text:span><text:span text:style-name="T43">char</text:span><text:span text:style-name="T40">, </text:span><text:span text:style-name="T43">varchar</text:span><text:span text:style-name="T40">, </text:span><text:span text:style-name="T43">float</text:span><text:span text:style-name="T40">, </text:span><text:span text:style-name="T44">date</text:span><text:span text:style-name="T16">)</text:span>, SQL, PL/SQL. <text:span text:style-name="T16">(e seus parâmetros)</text:span></text:p>
          </table:table-cell>
          <table:table-cell table:style-name="ce105" office:value-type="string" calcext:value-type="string">
            <text:p>OK</text:p>
          </table:table-cell>
          <table:table-cell table:style-name="ce11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1">
          <table:covered-table-cell table:style-name="ce8"/>
          <table:table-cell table:style-name="ce73" office:value-type="string" calcext:value-type="string">
            <text:p>Se sobrar tempo, veja: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Scrum, XP </text:p>
          </table:table-cell>
          <table:table-cell table:style-name="ce106"/>
          <table:table-cell table:style-name="ce117"/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Arquiteturas de componentes: Microsoft COM, .Net, J2EE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AJAX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CSS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1">
          <table:covered-table-cell table:style-name="ce8"/>
          <table:table-cell table:style-name="ce74" office:value-type="string" calcext:value-type="string">
            <text:p>Programação Web: conceitos fundamentais, persistência, camadas e design patterns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1">
          <table:table-cell/>
          <table:table-cell table:style-name="ce74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1">
          <table:table-cell/>
          <table:table-cell table:style-name="ce74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1">
          <table:table-cell/>
          <table:table-cell table:style-name="ce74" office:value-type="string" calcext:value-type="string">
            <text:p>Gatilhos ("Triggers") <text:span text:style-name="T16">(stored procedure disparado por evento DML)</text:span></text:p>
          </table:table-cell>
          <table:table-cell table:number-columns-repeated="1022"/>
        </table:table-row>
        <table:table-row table:style-name="ro1">
          <table:table-cell/>
          <table:table-cell table:style-name="ce74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eúdo.C11:Conteúdo.D31 Conteúdo.C2:Conteúdo.C31 Conteúdo.D2:Conteúdo.D10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11:Conteúdo.D31 Conteúdo.C2:Conteúdo.C31 Conteúdo.D2:Conteúdo.D10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50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50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D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D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D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D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D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D40"/>
          </calcext:conditional-format>
          <calcext:conditional-format calcext:target-range-address="Conteúdo.D44:Conteúdo.D54 Conteúdo.C52:Conteúdo.C59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D44:Conteúdo.D54 Conteúdo.C52:Conteúdo.C59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D56:Conteúdo.D63 Conteúdo.D55:Conteúdo.D55 Conteúdo.C59:Conteúdo.C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D56:Conteúdo.D63 Conteúdo.D55:Conteúdo.D55 Conteúdo.C59:Conteúdo.C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0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0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9:02:54.6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10-10T20:21:15.537000000</dc:date>
    <meta:generator>LibreOffice/6.1.4.2$Windows_X86_64 LibreOffice_project/9d0f32d1f0b509096fd65e0d4bec26ddd1938fd3</meta:generator>
    <meta:editing-duration>P2DT10H25M54S</meta:editing-duration>
    <meta:editing-cycles>37</meta:editing-cycles>
    <meta:document-statistic meta:table-count="3" meta:cell-count="1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